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ro1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86.94pt" svg:y="405.52pt">
            <draw:object draw:notify-on-update-of-ranges="Sheet1.A5:Sheet1.A9 Sheet1.E4:Sheet1.E4 Sheet1.E5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6.43pt" svg:y="687.63pt">
            <draw:object draw:notify-on-update-of-ranges="Sheet1.A5:Sheet1.A9 Sheet1.F4:Sheet1.F4 Sheet1.F5:Sheet1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09.34pt" svg:y="404.84pt">
            <draw:object draw:notify-on-update-of-ranges="Sheet1.A5:Sheet1.A9 Sheet1.H4:Sheet1.H4 Sheet1.H5:Sheet1.H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610.87pt" svg:y="689.81pt">
            <draw:object draw:notify-on-update-of-ranges="Sheet1.A5:Sheet1.A9 Sheet1.I4:Sheet1.I4 Sheet1.I5:Sheet1.I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132.55pt" svg:y="405.55pt">
            <draw:object draw:notify-on-update-of-ranges="Sheet1.A5:Sheet1.A9 Sheet1.K4:Sheet1.K4 Sheet1.K5:Sheet1.K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134.09pt" svg:y="689.84pt">
            <draw:object draw:notify-on-update-of-ranges="Sheet1.A5:Sheet1.A9 Sheet1.L4:Sheet1.L4 Sheet1.L5:Sheet1.L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657.33pt" svg:y="406.32pt">
            <draw:object draw:notify-on-update-of-ranges="Sheet1.A5:Sheet1.A9 Sheet1.N4:Sheet1.N4 Sheet1.N5:Sheet1.N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653.39pt" svg:y="689.05pt">
            <draw:object draw:notify-on-update-of-ranges="Sheet1.A5:Sheet1.A9 Sheet1.O4:Sheet1.O4 Sheet1.O5:Sheet1.O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2180.49pt" svg:y="404.08pt">
            <draw:object draw:notify-on-update-of-ranges="Sheet1.A4:Sheet1.A4 Sheet1.A5:Sheet1.A9 Sheet1.Q4:Sheet1.Q4 Sheet1.Q5:Sheet1.Q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179.73pt" svg:y="687.57pt">
            <draw:object draw:notify-on-update-of-ranges="Sheet1.A4:Sheet1.A4 Sheet1.A5:Sheet1.A9 Sheet1.R4:Sheet1.R4 Sheet1.R5:Sheet1.R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2702.13pt" svg:y="406.29pt">
            <draw:object draw:notify-on-update-of-ranges="Sheet1.A4:Sheet1.A4 Sheet1.A5:Sheet1.A9 Sheet1.T4:Sheet1.T4 Sheet1.T5:Sheet1.T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701.3pt" svg:y="687.57pt">
            <draw:object draw:notify-on-update-of-ranges="Sheet1.A4:Sheet1.A4 Sheet1.A5:Sheet1.A9 Sheet1.U4:Sheet1.U4 Sheet1.U5:Sheet1.U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86.2pt" svg:y="1037.59pt">
            <draw:object draw:notify-on-update-of-ranges="Sheet1.A10:Sheet1.A10 Sheet1.A11:Sheet1.A15 Sheet1.E10:Sheet1.E10 Sheet1.E11:Sheet1.E1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88.13pt" svg:y="1317.06pt">
            <draw:object draw:notify-on-update-of-ranges="Sheet1.A10:Sheet1.A10 Sheet1.A11:Sheet1.A15 Sheet1.F10:Sheet1.F10 Sheet1.F11:Sheet1.F1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613.25pt" svg:y="1033.57pt">
            <draw:object draw:notify-on-update-of-ranges="Sheet1.A10:Sheet1.A10 Sheet1.A11:Sheet1.A15 Sheet1.H10:Sheet1.H10 Sheet1.H11:Sheet1.H1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607.46pt" svg:y="1313.01pt">
            <draw:object draw:notify-on-update-of-ranges="Sheet1.A10:Sheet1.A10 Sheet1.A11:Sheet1.A15 Sheet1.I10:Sheet1.I10 Sheet1.I11:Sheet1.I1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453.51pt" svg:height="255.09pt" svg:x="1132.58pt" svg:y="1035.58pt">
            <draw:object draw:notify-on-update-of-ranges="Sheet1.A10:Sheet1.A10 Sheet1.A11:Sheet1.A15 Sheet1.K10:Sheet1.K10 Sheet1.K11:Sheet1.K1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453.51pt" svg:height="255.09pt" svg:x="1134.51pt" svg:y="1325.17pt">
            <draw:object draw:notify-on-update-of-ranges="Sheet1.A10:Sheet1.A10 Sheet1.A11:Sheet1.A15 Sheet1.L10:Sheet1.L10 Sheet1.L11:Sheet1.L15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453.51pt" svg:height="255.09pt" svg:x="1655.77pt" svg:y="1033.54pt">
            <draw:object draw:notify-on-update-of-ranges="Sheet1.A10:Sheet1.A10 Sheet1.A11:Sheet1.A15 Sheet1.N10:Sheet1.N10 Sheet1.N11:Sheet1.N1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453.51pt" svg:height="255.09pt" svg:x="1657.73pt" svg:y="1323.13pt">
            <draw:object draw:notify-on-update-of-ranges="Sheet1.A10:Sheet1.A10 Sheet1.A11:Sheet1.A15 Sheet1.O10:Sheet1.O10 Sheet1.O11:Sheet1.O15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453.51pt" svg:height="255.09pt" svg:x="2178.96pt" svg:y="1033.57pt">
            <draw:object draw:notify-on-update-of-ranges="Sheet1.A10:Sheet1.A10 Sheet1.A11:Sheet1.A15 Sheet1.Q10:Sheet1.Q10 Sheet1.Q11:Sheet1.Q15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453.51pt" svg:height="255.09pt" svg:x="2180.92pt" svg:y="1319.1pt">
            <draw:object draw:notify-on-update-of-ranges="Sheet1.A10:Sheet1.A10 Sheet1.A11:Sheet1.A15 Sheet1.R10:Sheet1.R10 Sheet1.R11:Sheet1.R15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453.51pt" svg:height="255.09pt" svg:x="1746.85pt" svg:y="185.07pt">
            <draw:object draw:notify-on-update-of-ranges="Sheet1.A10:Sheet1.A15 Sheet1.T11:Sheet1.T15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453.51pt" svg:height="255.09pt" svg:x="2704.11pt" svg:y="1033.54pt">
            <draw:object draw:notify-on-update-of-ranges="Sheet1.A10:Sheet1.A10 Sheet1.A11:Sheet1.A15 Sheet1.T10:Sheet1.T10 Sheet1.T11:Sheet1.T15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453.51pt" svg:height="255.09pt" svg:x="2702.18pt" svg:y="1321.11pt">
            <draw:object draw:notify-on-update-of-ranges="Sheet1.A10:Sheet1.A10 Sheet1.A11:Sheet1.A15 Sheet1.U10:Sheet1.U10 Sheet1.U11:Sheet1.U15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sequanti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unbounded concurren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hread concurren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20-bounded concurren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100-bounded concurren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200-bounded concurrent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n clientes</text:p>
          </table:table-cell>
          <table:table-cell office:value-type="string" calcext:value-type="string">
            <text:p>n_iters</text:p>
          </table:table-cell>
          <table:table-cell/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35" calcext:value-type="float">
            <text:p>1035</text:p>
          </table:table-cell>
          <table:table-cell table:formula="of:=([.D5]/1000)/[.$A5]" office:value-type="float" office:value="0.1035" calcext:value-type="float">
            <text:p>0.1035</text:p>
          </table:table-cell>
          <table:table-cell table:formula="of:=[.$A5]/([.D5]/1000)" office:value-type="float" office:value="9.66183574879227" calcext:value-type="float">
            <text:p>9.66183574879227</text:p>
          </table:table-cell>
          <table:table-cell office:value-type="float" office:value="21" calcext:value-type="float">
            <text:p>21</text:p>
          </table:table-cell>
          <table:table-cell table:formula="of:=([.G5]/1000)/[.$A5]" office:value-type="float" office:value="0.0021" calcext:value-type="float">
            <text:p>0.0021</text:p>
          </table:table-cell>
          <table:table-cell table:formula="of:=[.$A5]/([.G5]/1000)" office:value-type="float" office:value="476.190476190476" calcext:value-type="float">
            <text:p>476.190476190476</text:p>
          </table:table-cell>
          <table:table-cell office:value-type="float" office:value="13" calcext:value-type="float">
            <text:p>13</text:p>
          </table:table-cell>
          <table:table-cell table:formula="of:=([.J5]/1000)/[.$A5]" office:value-type="float" office:value="0.0013" calcext:value-type="float">
            <text:p>0.0013</text:p>
          </table:table-cell>
          <table:table-cell table:formula="of:=[.$A5]/([.J5]/1000)" office:value-type="float" office:value="769.230769230769" calcext:value-type="float">
            <text:p>769.230769230769</text:p>
          </table:table-cell>
          <table:table-cell office:value-type="float" office:value="15" calcext:value-type="float">
            <text:p>15</text:p>
          </table:table-cell>
          <table:table-cell table:formula="of:=([.M5]/1000)/[.$A5]" office:value-type="float" office:value="0.0015" calcext:value-type="float">
            <text:p>0.0015</text:p>
          </table:table-cell>
          <table:table-cell table:formula="of:=[.$A5]/([.M5]/1000)" office:value-type="float" office:value="666.666666666667" calcext:value-type="float">
            <text:p>666.666666666667</text:p>
          </table:table-cell>
          <table:table-cell office:value-type="float" office:value="15" calcext:value-type="float">
            <text:p>15</text:p>
          </table:table-cell>
          <table:table-cell table:formula="of:=([.P5]/1000)/[.$A5]" office:value-type="float" office:value="0.0015" calcext:value-type="float">
            <text:p>0.0015</text:p>
          </table:table-cell>
          <table:table-cell table:formula="of:=[.$A5]/([.P5]/1000)" office:value-type="float" office:value="666.666666666667" calcext:value-type="float">
            <text:p>666.666666666667</text:p>
          </table:table-cell>
          <table:table-cell office:value-type="float" office:value="19" calcext:value-type="float">
            <text:p>19</text:p>
          </table:table-cell>
          <table:table-cell table:formula="of:=([.S5]/1000)/[.$A5]" office:value-type="float" office:value="0.0019" calcext:value-type="float">
            <text:p>0.0019</text:p>
          </table:table-cell>
          <table:table-cell table:formula="of:=[.$A5]/([.S5]/1000)" office:value-type="float" office:value="526.315789473684" calcext:value-type="float">
            <text:p>526.31578947368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]" office:value-type="float" office:value="20" calcext:value-type="float">
            <text:p>20</text:p>
          </table:table-cell>
          <table:table-cell/>
          <table:table-cell office:value-type="float" office:value="1254" calcext:value-type="float">
            <text:p>1254</text:p>
          </table:table-cell>
          <table:table-cell table:formula="of:=([.D6]/1000)/[.$A6]" office:value-type="float" office:value="0.02508" calcext:value-type="float">
            <text:p>0.02508</text:p>
          </table:table-cell>
          <table:table-cell table:formula="of:=[.$A6]/([.D6]/1000)" office:value-type="float" office:value="39.8724082934609" calcext:value-type="float">
            <text:p>39.8724082934609</text:p>
          </table:table-cell>
          <table:table-cell office:value-type="float" office:value="71" calcext:value-type="float">
            <text:p>71</text:p>
          </table:table-cell>
          <table:table-cell table:formula="of:=([.G6]/1000)/[.$A6]" office:value-type="float" office:value="0.00142" calcext:value-type="float">
            <text:p>0.00142</text:p>
          </table:table-cell>
          <table:table-cell table:formula="of:=[.$A6]/([.G6]/1000)" office:value-type="float" office:value="704.225352112676" calcext:value-type="float">
            <text:p>704.225352112676</text:p>
          </table:table-cell>
          <table:table-cell office:value-type="float" office:value="74" calcext:value-type="float">
            <text:p>74</text:p>
          </table:table-cell>
          <table:table-cell table:formula="of:=([.J6]/1000)/[.$A6]" office:value-type="float" office:value="0.00148" calcext:value-type="float">
            <text:p>0.00148</text:p>
          </table:table-cell>
          <table:table-cell table:formula="of:=[.$A6]/([.J6]/1000)" office:value-type="float" office:value="675.675675675676" calcext:value-type="float">
            <text:p>675.675675675676</text:p>
          </table:table-cell>
          <table:table-cell office:value-type="float" office:value="58" calcext:value-type="float">
            <text:p>58</text:p>
          </table:table-cell>
          <table:table-cell table:formula="of:=([.M6]/1000)/[.$A6]" office:value-type="float" office:value="0.00116" calcext:value-type="float">
            <text:p>0.00116</text:p>
          </table:table-cell>
          <table:table-cell table:formula="of:=[.$A6]/([.M6]/1000)" office:value-type="float" office:value="862.068965517241" calcext:value-type="float">
            <text:p>862.068965517241</text:p>
          </table:table-cell>
          <table:table-cell office:value-type="float" office:value="70" calcext:value-type="float">
            <text:p>70</text:p>
          </table:table-cell>
          <table:table-cell table:formula="of:=([.P6]/1000)/[.$A6]" office:value-type="float" office:value="0.0014" calcext:value-type="float">
            <text:p>0.0014</text:p>
          </table:table-cell>
          <table:table-cell table:formula="of:=[.$A6]/([.P6]/1000)" office:value-type="float" office:value="714.285714285714" calcext:value-type="float">
            <text:p>714.285714285714</text:p>
          </table:table-cell>
          <table:table-cell office:value-type="float" office:value="63" calcext:value-type="float">
            <text:p>63</text:p>
          </table:table-cell>
          <table:table-cell table:formula="of:=([.S6]/1000)/[.$A6]" office:value-type="float" office:value="0.00126" calcext:value-type="float">
            <text:p>0.00126</text:p>
          </table:table-cell>
          <table:table-cell table:formula="of:=[.$A6]/([.S6]/1000)" office:value-type="float" office:value="793.650793650794" calcext:value-type="float">
            <text:p>793.650793650794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6]" office:value-type="float" office:value="20" calcext:value-type="float">
            <text:p>20</text:p>
          </table:table-cell>
          <table:table-cell/>
          <table:table-cell office:value-type="float" office:value="3238" calcext:value-type="float">
            <text:p>3238</text:p>
          </table:table-cell>
          <table:table-cell table:formula="of:=([.D7]/1000)/[.$A7]" office:value-type="float" office:value="0.03238" calcext:value-type="float">
            <text:p>0.03238</text:p>
          </table:table-cell>
          <table:table-cell table:formula="of:=[.$A7]/([.D7]/1000)" office:value-type="float" office:value="30.8832612723904" calcext:value-type="float">
            <text:p>30.8832612723904</text:p>
          </table:table-cell>
          <table:table-cell office:value-type="float" office:value="149" calcext:value-type="float">
            <text:p>149</text:p>
          </table:table-cell>
          <table:table-cell table:formula="of:=([.G7]/1000)/[.$A7]" office:value-type="float" office:value="0.00149" calcext:value-type="float">
            <text:p>0.00149</text:p>
          </table:table-cell>
          <table:table-cell table:formula="of:=[.$A7]/([.G7]/1000)" office:value-type="float" office:value="671.140939597315" calcext:value-type="float">
            <text:p>671.140939597315</text:p>
          </table:table-cell>
          <table:table-cell office:value-type="float" office:value="144" calcext:value-type="float">
            <text:p>144</text:p>
          </table:table-cell>
          <table:table-cell table:formula="of:=([.J7]/1000)/[.$A7]" office:value-type="float" office:value="0.00144" calcext:value-type="float">
            <text:p>0.00144</text:p>
          </table:table-cell>
          <table:table-cell table:formula="of:=[.$A7]/([.J7]/1000)" office:value-type="float" office:value="694.444444444444" calcext:value-type="float">
            <text:p>694.444444444444</text:p>
          </table:table-cell>
          <table:table-cell office:value-type="float" office:value="151" calcext:value-type="float">
            <text:p>151</text:p>
          </table:table-cell>
          <table:table-cell table:formula="of:=([.M7]/1000)/[.$A7]" office:value-type="float" office:value="0.00151" calcext:value-type="float">
            <text:p>0.00151</text:p>
          </table:table-cell>
          <table:table-cell table:formula="of:=[.$A7]/([.M7]/1000)" office:value-type="float" office:value="662.251655629139" calcext:value-type="float">
            <text:p>662.251655629139</text:p>
          </table:table-cell>
          <table:table-cell office:value-type="float" office:value="139" calcext:value-type="float">
            <text:p>139</text:p>
          </table:table-cell>
          <table:table-cell table:formula="of:=([.P7]/1000)/[.$A7]" office:value-type="float" office:value="0.00139" calcext:value-type="float">
            <text:p>0.00139</text:p>
          </table:table-cell>
          <table:table-cell table:formula="of:=[.$A7]/([.P7]/1000)" office:value-type="float" office:value="719.424460431655" calcext:value-type="float">
            <text:p>719.424460431655</text:p>
          </table:table-cell>
          <table:table-cell office:value-type="float" office:value="138" calcext:value-type="float">
            <text:p>138</text:p>
          </table:table-cell>
          <table:table-cell table:formula="of:=([.S7]/1000)/[.$A7]" office:value-type="float" office:value="0.00138" calcext:value-type="float">
            <text:p>0.00138</text:p>
          </table:table-cell>
          <table:table-cell table:formula="of:=[.$A7]/([.S7]/1000)" office:value-type="float" office:value="724.63768115942" calcext:value-type="float">
            <text:p>724.63768115942</text:p>
          </table:table-cell>
          <table:table-cell table:number-columns-repeated="100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7]" office:value-type="float" office:value="20" calcext:value-type="float">
            <text:p>20</text:p>
          </table:table-cell>
          <table:table-cell/>
          <table:table-cell office:value-type="float" office:value="57815" calcext:value-type="float">
            <text:p>57815</text:p>
          </table:table-cell>
          <table:table-cell table:formula="of:=([.D8]/1000)/[.$A8]" office:value-type="float" office:value="0.289075" calcext:value-type="float">
            <text:p>0.289075</text:p>
          </table:table-cell>
          <table:table-cell table:formula="of:=[.$A8]/([.D8]/1000)" office:value-type="float" office:value="3.4593098676814" calcext:value-type="float">
            <text:p>3.4593098676814</text:p>
          </table:table-cell>
          <table:table-cell office:value-type="float" office:value="294" calcext:value-type="float">
            <text:p>294</text:p>
          </table:table-cell>
          <table:table-cell table:formula="of:=([.G8]/1000)/[.$A8]" office:value-type="float" office:value="0.00147" calcext:value-type="float">
            <text:p>0.00147</text:p>
          </table:table-cell>
          <table:table-cell table:formula="of:=[.$A8]/([.G8]/1000)" office:value-type="float" office:value="680.272108843537" calcext:value-type="float">
            <text:p>680.272108843537</text:p>
          </table:table-cell>
          <table:table-cell office:value-type="float" office:value="286" calcext:value-type="float">
            <text:p>286</text:p>
          </table:table-cell>
          <table:table-cell table:formula="of:=([.J8]/1000)/[.$A8]" office:value-type="float" office:value="0.00143" calcext:value-type="float">
            <text:p>0.00143</text:p>
          </table:table-cell>
          <table:table-cell table:formula="of:=[.$A8]/([.J8]/1000)" office:value-type="float" office:value="699.300699300699" calcext:value-type="float">
            <text:p>699.300699300699</text:p>
          </table:table-cell>
          <table:table-cell office:value-type="float" office:value="304" calcext:value-type="float">
            <text:p>304</text:p>
          </table:table-cell>
          <table:table-cell table:formula="of:=([.M8]/1000)/[.$A8]" office:value-type="float" office:value="0.00152" calcext:value-type="float">
            <text:p>0.00152</text:p>
          </table:table-cell>
          <table:table-cell table:formula="of:=[.$A8]/([.M8]/1000)" office:value-type="float" office:value="657.894736842105" calcext:value-type="float">
            <text:p>657.894736842105</text:p>
          </table:table-cell>
          <table:table-cell office:value-type="float" office:value="300" calcext:value-type="float">
            <text:p>300</text:p>
          </table:table-cell>
          <table:table-cell table:formula="of:=([.P8]/1000)/[.$A8]" office:value-type="float" office:value="0.0015" calcext:value-type="float">
            <text:p>0.0015</text:p>
          </table:table-cell>
          <table:table-cell table:formula="of:=[.$A8]/([.P8]/1000)" office:value-type="float" office:value="666.666666666667" calcext:value-type="float">
            <text:p>666.666666666667</text:p>
          </table:table-cell>
          <table:table-cell office:value-type="float" office:value="298" calcext:value-type="float">
            <text:p>298</text:p>
          </table:table-cell>
          <table:table-cell table:formula="of:=([.S8]/1000)/[.$A8]" office:value-type="float" office:value="0.00149" calcext:value-type="float">
            <text:p>0.00149</text:p>
          </table:table-cell>
          <table:table-cell table:formula="of:=[.$A8]/([.S8]/1000)" office:value-type="float" office:value="671.140939597315" calcext:value-type="float">
            <text:p>671.140939597315</text:p>
          </table:table-cell>
          <table:table-cell table:number-columns-repeated="100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8]" office:value-type="float" office:value="20" calcext:value-type="float">
            <text:p>20</text:p>
          </table:table-cell>
          <table:table-cell/>
          <table:table-cell office:value-type="float" office:value="109257" calcext:value-type="float">
            <text:p>109257</text:p>
          </table:table-cell>
          <table:table-cell table:formula="of:=([.D9]/1000)/[.$A9]" office:value-type="float" office:value="0.218514" calcext:value-type="float">
            <text:p>0.218514</text:p>
          </table:table-cell>
          <table:table-cell table:formula="of:=[.$A9]/([.D9]/1000)" office:value-type="float" office:value="4.5763658163779" calcext:value-type="float">
            <text:p>4.5763658163779</text:p>
          </table:table-cell>
          <table:table-cell office:value-type="float" office:value="853" calcext:value-type="float">
            <text:p>853</text:p>
          </table:table-cell>
          <table:table-cell table:formula="of:=([.G9]/1000)/[.$A9]" office:value-type="float" office:value="0.001706" calcext:value-type="float">
            <text:p>0.001706</text:p>
          </table:table-cell>
          <table:table-cell table:formula="of:=[.$A9]/([.G9]/1000)" office:value-type="float" office:value="586.166471277843" calcext:value-type="float">
            <text:p>586.166471277843</text:p>
          </table:table-cell>
          <table:table-cell office:value-type="float" office:value="762" calcext:value-type="float">
            <text:p>762</text:p>
          </table:table-cell>
          <table:table-cell table:formula="of:=([.J9]/1000)/[.$A9]" office:value-type="float" office:value="0.001524" calcext:value-type="float">
            <text:p>0.001524</text:p>
          </table:table-cell>
          <table:table-cell table:formula="of:=[.$A9]/([.J9]/1000)" office:value-type="float" office:value="656.167979002625" calcext:value-type="float">
            <text:p>656.167979002625</text:p>
          </table:table-cell>
          <table:table-cell office:value-type="float" office:value="893" calcext:value-type="float">
            <text:p>893</text:p>
          </table:table-cell>
          <table:table-cell table:formula="of:=([.M9]/1000)/[.$A9]" office:value-type="float" office:value="0.001786" calcext:value-type="float">
            <text:p>0.001786</text:p>
          </table:table-cell>
          <table:table-cell table:formula="of:=[.$A9]/([.M9]/1000)" office:value-type="float" office:value="559.910414333707" calcext:value-type="float">
            <text:p>559.910414333707</text:p>
          </table:table-cell>
          <table:table-cell office:value-type="float" office:value="712" calcext:value-type="float">
            <text:p>712</text:p>
          </table:table-cell>
          <table:table-cell table:formula="of:=([.P9]/1000)/[.$A9]" office:value-type="float" office:value="0.001424" calcext:value-type="float">
            <text:p>0.001424</text:p>
          </table:table-cell>
          <table:table-cell table:formula="of:=[.$A9]/([.P9]/1000)" office:value-type="float" office:value="702.247191011236" calcext:value-type="float">
            <text:p>702.247191011236</text:p>
          </table:table-cell>
          <table:table-cell office:value-type="float" office:value="888" calcext:value-type="float">
            <text:p>888</text:p>
          </table:table-cell>
          <table:table-cell table:formula="of:=([.S9]/1000)/[.$A9]" office:value-type="float" office:value="0.001776" calcext:value-type="float">
            <text:p>0.001776</text:p>
          </table:table-cell>
          <table:table-cell table:formula="of:=[.$A9]/([.S9]/1000)" office:value-type="float" office:value="563.063063063063" calcext:value-type="float">
            <text:p>563.0630630630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 clientes</text:p>
          </table:table-cell>
          <table:table-cell table:number-columns-repeated="2"/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avg exec time(s)</text:p>
          </table:table-cell>
          <table:table-cell office:value-type="string" calcext:value-type="string">
            <text:p>Clients / time(s)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D11]/1000)/[.$A11]" office:value-type="float" office:value="0.0009" calcext:value-type="float">
            <text:p>0.0009</text:p>
          </table:table-cell>
          <table:table-cell table:formula="of:=[.$A11]/([.D11]/1000)" office:value-type="float" office:value="1111.11111111111" calcext:value-type="float">
            <text:p>1111.11111111111</text:p>
          </table:table-cell>
          <table:table-cell office:value-type="float" office:value="6" calcext:value-type="float">
            <text:p>6</text:p>
          </table:table-cell>
          <table:table-cell table:formula="of:=([.G11]/1000)/[.$A11]" office:value-type="float" office:value="0.0006" calcext:value-type="float">
            <text:p>0.0006</text:p>
          </table:table-cell>
          <table:table-cell table:formula="of:=[.$A11]/([.G11]/1000)" office:value-type="float" office:value="1666.66666666667" calcext:value-type="float">
            <text:p>1666.66666666667</text:p>
          </table:table-cell>
          <table:table-cell office:value-type="float" office:value="8" calcext:value-type="float">
            <text:p>8</text:p>
          </table:table-cell>
          <table:table-cell table:formula="of:=([.J11]/1000)/[.$A11]" office:value-type="float" office:value="0.0008" calcext:value-type="float">
            <text:p>0.0008</text:p>
          </table:table-cell>
          <table:table-cell table:formula="of:=[.$A11]/([.J11]/1000)"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 table:formula="of:=([.M11]/1000)/[.$A11]" office:value-type="float" office:value="0.0006" calcext:value-type="float">
            <text:p>0.0006</text:p>
          </table:table-cell>
          <table:table-cell table:formula="of:=[.$A11]/([.M11]/1000)" office:value-type="float" office:value="1666.66666666667" calcext:value-type="float">
            <text:p>1666.66666666667</text:p>
          </table:table-cell>
          <table:table-cell office:value-type="float" office:value="5" calcext:value-type="float">
            <text:p>5</text:p>
          </table:table-cell>
          <table:table-cell table:formula="of:=([.P11]/1000)/[.$A11]" office:value-type="float" office:value="0.0005" calcext:value-type="float">
            <text:p>0.0005</text:p>
          </table:table-cell>
          <table:table-cell table:formula="of:=[.$A11]/([.P11]/1000)"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([.S11]/1000)/[.$A11]" office:value-type="float" office:value="0.001" calcext:value-type="float">
            <text:p>0.001</text:p>
          </table:table-cell>
          <table:table-cell table:formula="of:=[.$A11]/([.S11]/1000)" office:value-type="float" office:value="1000" calcext:value-type="float">
            <text:p>1000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1]" office:value-type="float" office:value="1" calcext:value-type="float">
            <text:p>1</text:p>
          </table:table-cell>
          <table:table-cell/>
          <table:table-cell office:value-type="float" office:value="1467" calcext:value-type="float">
            <text:p>1467</text:p>
          </table:table-cell>
          <table:table-cell table:formula="of:=([.D12]/1000)/[.$A12]" office:value-type="float" office:value="0.02934" calcext:value-type="float">
            <text:p>0.02934</text:p>
          </table:table-cell>
          <table:table-cell table:formula="of:=[.$A12]/([.D12]/1000)" office:value-type="float" office:value="34.0831629175187" calcext:value-type="float">
            <text:p>34.0831629175187</text:p>
          </table:table-cell>
          <table:table-cell office:value-type="float" office:value="39" calcext:value-type="float">
            <text:p>39</text:p>
          </table:table-cell>
          <table:table-cell table:formula="of:=([.G12]/1000)/[.$A12]" office:value-type="float" office:value="0.00078" calcext:value-type="float">
            <text:p>0.00078</text:p>
          </table:table-cell>
          <table:table-cell table:formula="of:=[.$A12]/([.G12]/1000)" office:value-type="float" office:value="1282.05128205128" calcext:value-type="float">
            <text:p>1282.05128205128</text:p>
          </table:table-cell>
          <table:table-cell office:value-type="float" office:value="46" calcext:value-type="float">
            <text:p>46</text:p>
          </table:table-cell>
          <table:table-cell table:formula="of:=([.J12]/1000)/[.$A12]" office:value-type="float" office:value="0.00092" calcext:value-type="float">
            <text:p>0.00092</text:p>
          </table:table-cell>
          <table:table-cell table:formula="of:=[.$A12]/([.J12]/1000)" office:value-type="float" office:value="1086.95652173913" calcext:value-type="float">
            <text:p>1086.95652173913</text:p>
          </table:table-cell>
          <table:table-cell office:value-type="float" office:value="35" calcext:value-type="float">
            <text:p>35</text:p>
          </table:table-cell>
          <table:table-cell table:formula="of:=([.M12]/1000)/[.$A12]" office:value-type="float" office:value="0.0007" calcext:value-type="float">
            <text:p>0.0007</text:p>
          </table:table-cell>
          <table:table-cell table:formula="of:=[.$A12]/([.M12]/1000)" office:value-type="float" office:value="1428.57142857143" calcext:value-type="float">
            <text:p>1428.57142857143</text:p>
          </table:table-cell>
          <table:table-cell office:value-type="float" office:value="30" calcext:value-type="float">
            <text:p>30</text:p>
          </table:table-cell>
          <table:table-cell table:formula="of:=([.P12]/1000)/[.$A12]" office:value-type="float" office:value="0.0006" calcext:value-type="float">
            <text:p>0.0006</text:p>
          </table:table-cell>
          <table:table-cell table:formula="of:=[.$A12]/([.P12]/1000)" office:value-type="float" office:value="1666.66666666667" calcext:value-type="float">
            <text:p>1666.66666666667</text:p>
          </table:table-cell>
          <table:table-cell office:value-type="float" office:value="39" calcext:value-type="float">
            <text:p>39</text:p>
          </table:table-cell>
          <table:table-cell table:formula="of:=([.S12]/1000)/[.$A12]" office:value-type="float" office:value="0.00078" calcext:value-type="float">
            <text:p>0.00078</text:p>
          </table:table-cell>
          <table:table-cell table:formula="of:=[.$A12]/([.S12]/1000)" office:value-type="float" office:value="1282.05128205128" calcext:value-type="float">
            <text:p>1282.0512820512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2]" office:value-type="float" office:value="1" calcext:value-type="float">
            <text:p>1</text:p>
          </table:table-cell>
          <table:table-cell/>
          <table:table-cell office:value-type="float" office:value="4373" calcext:value-type="float">
            <text:p>4373</text:p>
          </table:table-cell>
          <table:table-cell table:formula="of:=([.D13]/1000)/[.$A13]" office:value-type="float" office:value="0.04373" calcext:value-type="float">
            <text:p>0.04373</text:p>
          </table:table-cell>
          <table:table-cell table:formula="of:=[.$A13]/([.D13]/1000)" office:value-type="float" office:value="22.8675966155957" calcext:value-type="float">
            <text:p>22.8675966155957</text:p>
          </table:table-cell>
          <table:table-cell office:value-type="float" office:value="97" calcext:value-type="float">
            <text:p>97</text:p>
          </table:table-cell>
          <table:table-cell table:formula="of:=([.G13]/1000)/[.$A13]" office:value-type="float" office:value="0.00097" calcext:value-type="float">
            <text:p>0.00097</text:p>
          </table:table-cell>
          <table:table-cell table:formula="of:=[.$A13]/([.G13]/1000)" office:value-type="float" office:value="1030.92783505155" calcext:value-type="float">
            <text:p>1030.92783505155</text:p>
          </table:table-cell>
          <table:table-cell office:value-type="float" office:value="75" calcext:value-type="float">
            <text:p>75</text:p>
          </table:table-cell>
          <table:table-cell table:formula="of:=([.J13]/1000)/[.$A13]" office:value-type="float" office:value="0.00075" calcext:value-type="float">
            <text:p>0.00075</text:p>
          </table:table-cell>
          <table:table-cell table:formula="of:=[.$A13]/([.J13]/1000)" office:value-type="float" office:value="1333.33333333333" calcext:value-type="float">
            <text:p>1333.33333333333</text:p>
          </table:table-cell>
          <table:table-cell office:value-type="float" office:value="74" calcext:value-type="float">
            <text:p>74</text:p>
          </table:table-cell>
          <table:table-cell table:formula="of:=([.M13]/1000)/[.$A13]" office:value-type="float" office:value="0.00074" calcext:value-type="float">
            <text:p>0.00074</text:p>
          </table:table-cell>
          <table:table-cell table:formula="of:=[.$A13]/([.M13]/1000)" office:value-type="float" office:value="1351.35135135135" calcext:value-type="float">
            <text:p>1351.35135135135</text:p>
          </table:table-cell>
          <table:table-cell office:value-type="float" office:value="67" calcext:value-type="float">
            <text:p>67</text:p>
          </table:table-cell>
          <table:table-cell table:formula="of:=([.P13]/1000)/[.$A13]" office:value-type="float" office:value="0.00067" calcext:value-type="float">
            <text:p>0.00067</text:p>
          </table:table-cell>
          <table:table-cell table:formula="of:=[.$A13]/([.P13]/1000)" office:value-type="float" office:value="1492.53731343284" calcext:value-type="float">
            <text:p>1492.53731343284</text:p>
          </table:table-cell>
          <table:table-cell office:value-type="float" office:value="68" calcext:value-type="float">
            <text:p>68</text:p>
          </table:table-cell>
          <table:table-cell table:formula="of:=([.S13]/1000)/[.$A13]" office:value-type="float" office:value="0.00068" calcext:value-type="float">
            <text:p>0.00068</text:p>
          </table:table-cell>
          <table:table-cell table:formula="of:=[.$A13]/([.S13]/1000)" office:value-type="float" office:value="1470.58823529412" calcext:value-type="float">
            <text:p>1470.58823529412</text:p>
          </table:table-cell>
          <table:table-cell table:number-columns-repeated="100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3]" office:value-type="float" office:value="1" calcext:value-type="float">
            <text:p>1</text:p>
          </table:table-cell>
          <table:table-cell/>
          <table:table-cell office:value-type="float" office:value="107806" calcext:value-type="float">
            <text:p>107806</text:p>
          </table:table-cell>
          <table:table-cell table:formula="of:=([.D14]/1000)/[.$A14]" office:value-type="float" office:value="0.53903" calcext:value-type="float">
            <text:p>0.53903</text:p>
          </table:table-cell>
          <table:table-cell table:formula="of:=[.$A14]/([.D14]/1000)" office:value-type="float" office:value="1.85518431256145" calcext:value-type="float">
            <text:p>1.85518431256145</text:p>
          </table:table-cell>
          <table:table-cell office:value-type="float" office:value="191" calcext:value-type="float">
            <text:p>191</text:p>
          </table:table-cell>
          <table:table-cell table:formula="of:=([.G14]/1000)/[.$A14]" office:value-type="float" office:value="0.000955" calcext:value-type="float">
            <text:p>0.000955</text:p>
          </table:table-cell>
          <table:table-cell table:formula="of:=[.$A14]/([.G14]/1000)" office:value-type="float" office:value="1047.12041884817" calcext:value-type="float">
            <text:p>1047.12041884817</text:p>
          </table:table-cell>
          <table:table-cell office:value-type="float" office:value="135" calcext:value-type="float">
            <text:p>135</text:p>
          </table:table-cell>
          <table:table-cell table:formula="of:=([.J14]/1000)/[.$A14]" office:value-type="float" office:value="0.000675" calcext:value-type="float">
            <text:p>0.000675</text:p>
          </table:table-cell>
          <table:table-cell table:formula="of:=[.$A14]/([.J14]/1000)" office:value-type="float" office:value="1481.48148148148" calcext:value-type="float">
            <text:p>1481.48148148148</text:p>
          </table:table-cell>
          <table:table-cell office:value-type="float" office:value="151" calcext:value-type="float">
            <text:p>151</text:p>
          </table:table-cell>
          <table:table-cell table:formula="of:=([.M14]/1000)/[.$A14]" office:value-type="float" office:value="0.000755" calcext:value-type="float">
            <text:p>0.000755</text:p>
          </table:table-cell>
          <table:table-cell table:formula="of:=[.$A14]/([.M14]/1000)" office:value-type="float" office:value="1324.50331125828" calcext:value-type="float">
            <text:p>1324.50331125828</text:p>
          </table:table-cell>
          <table:table-cell office:value-type="float" office:value="137" calcext:value-type="float">
            <text:p>137</text:p>
          </table:table-cell>
          <table:table-cell table:formula="of:=([.P14]/1000)/[.$A14]" office:value-type="float" office:value="0.000685" calcext:value-type="float">
            <text:p>0.000685</text:p>
          </table:table-cell>
          <table:table-cell table:formula="of:=[.$A14]/([.P14]/1000)" office:value-type="float" office:value="1459.85401459854" calcext:value-type="float">
            <text:p>1459.85401459854</text:p>
          </table:table-cell>
          <table:table-cell office:value-type="float" office:value="125" calcext:value-type="float">
            <text:p>125</text:p>
          </table:table-cell>
          <table:table-cell table:formula="of:=([.S14]/1000)/[.$A14]" office:value-type="float" office:value="0.000625" calcext:value-type="float">
            <text:p>0.000625</text:p>
          </table:table-cell>
          <table:table-cell table:formula="of:=[.$A14]/([.S14]/1000)" office:value-type="float" office:value="1600" calcext:value-type="float">
            <text:p>1600</text:p>
          </table:table-cell>
          <table:table-cell table:number-columns-repeated="100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14]" office:value-type="float" office:value="1" calcext:value-type="float">
            <text:p>1</text:p>
          </table:table-cell>
          <table:table-cell/>
          <table:table-cell office:value-type="float" office:value="108087" calcext:value-type="float">
            <text:p>108087</text:p>
          </table:table-cell>
          <table:table-cell table:formula="of:=([.D15]/1000)/[.$A15]" office:value-type="float" office:value="0.216174" calcext:value-type="float">
            <text:p>0.216174</text:p>
          </table:table-cell>
          <table:table-cell table:formula="of:=[.$A15]/([.D15]/1000)" office:value-type="float" office:value="4.62590320760128" calcext:value-type="float">
            <text:p>4.62590320760128</text:p>
          </table:table-cell>
          <table:table-cell office:value-type="float" office:value="430" calcext:value-type="float">
            <text:p>430</text:p>
          </table:table-cell>
          <table:table-cell table:formula="of:=([.G15]/1000)/[.$A15]" office:value-type="float" office:value="0.00086" calcext:value-type="float">
            <text:p>0.00086</text:p>
          </table:table-cell>
          <table:table-cell table:formula="of:=[.$A15]/([.G15]/1000)" office:value-type="float" office:value="1162.79069767442" calcext:value-type="float">
            <text:p>1162.79069767442</text:p>
          </table:table-cell>
          <table:table-cell office:value-type="float" office:value="404" calcext:value-type="float">
            <text:p>404</text:p>
          </table:table-cell>
          <table:table-cell table:formula="of:=([.J15]/1000)/[.$A15]" office:value-type="float" office:value="0.000808" calcext:value-type="float">
            <text:p>0.000808</text:p>
          </table:table-cell>
          <table:table-cell table:formula="of:=[.$A15]/([.J15]/1000)" office:value-type="float" office:value="1237.62376237624" calcext:value-type="float">
            <text:p>1237.62376237624</text:p>
          </table:table-cell>
          <table:table-cell office:value-type="float" office:value="411" calcext:value-type="float">
            <text:p>411</text:p>
          </table:table-cell>
          <table:table-cell table:formula="of:=([.M15]/1000)/[.$A15]" office:value-type="float" office:value="0.000822" calcext:value-type="float">
            <text:p>0.000822</text:p>
          </table:table-cell>
          <table:table-cell table:formula="of:=[.$A15]/([.M15]/1000)" office:value-type="float" office:value="1216.54501216545" calcext:value-type="float">
            <text:p>1216.54501216545</text:p>
          </table:table-cell>
          <table:table-cell office:value-type="float" office:value="383" calcext:value-type="float">
            <text:p>383</text:p>
          </table:table-cell>
          <table:table-cell table:formula="of:=([.P15]/1000)/[.$A15]" office:value-type="float" office:value="0.000766" calcext:value-type="float">
            <text:p>0.000766</text:p>
          </table:table-cell>
          <table:table-cell table:formula="of:=[.$A15]/([.P15]/1000)" office:value-type="float" office:value="1305.48302872063" calcext:value-type="float">
            <text:p>1305.48302872063</text:p>
          </table:table-cell>
          <table:table-cell office:value-type="float" office:value="378" calcext:value-type="float">
            <text:p>378</text:p>
          </table:table-cell>
          <table:table-cell table:formula="of:=([.S15]/1000)/[.$A15]" office:value-type="float" office:value="0.000756" calcext:value-type="float">
            <text:p>0.000756</text:p>
          </table:table-cell>
          <table:table-cell table:formula="of:=[.$A15]/([.S15]/1000)" office:value-type="float" office:value="1322.75132275132" calcext:value-type="float">
            <text:p>1322.75132275132</text:p>
          </table:table-cell>
          <table:table-cell table:number-columns-repeated="100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3:23:51.007931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1:22:24.961904962</meta:creation-date>
    <dc:date>2018-12-01T13:49:31.249438155</dc:date>
    <meta:editing-duration>PT34M16S</meta:editing-duration>
    <meta:editing-cycles>5</meta:editing-cycles>
    <meta:generator>LibreOffice/6.0.3.2$Linux_X86_64 LibreOffice_project/00m0$Build-2</meta:generator>
    <meta:document-statistic meta:table-count="1" meta:cell-count="245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5:Sheet1.A9 Sheet1.E4:Sheet1.E9" chart:data-source-has-labels="both" svg:x="0.32cm" svg:y="0.18cm" svg:width="11.45cm" svg:height="8.64cm">
          <chartooo:coordinate-region svg:x="1.232cm" svg:y="0.341cm" svg:width="10.258cm" svg:height="7.911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9" chart:label-cell-address="Sheet1.E4:Sheet1.E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1035">
                <text:p>0.1035</text:p>
                <draw:g>
                  <svg:desc>Sheet1.E5:Sheet1.E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508">
                <text:p>0.025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238">
                <text:p>0.0323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89075">
                <text:p>0.2890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8514">
                <text:p>0.218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4:Sheet1.A9 Sheet1.R4:Sheet1.R9" chart:data-source-has-labels="both" svg:x="0.32cm" svg:y="0.18cm" svg:width="11.582cm" svg:height="8.64cm">
          <chartooo:coordinate-region svg:x="1.127cm" svg:y="0.34cm" svg:width="10.496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R5:Sheet1.R9" chart:label-cell-address="Sheet1.R4:Sheet1.R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R4:Sheet1.R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666.666666666667">
                <text:p>666.666666666667</text:p>
                <draw:g>
                  <svg:desc>Sheet1.R5:Sheet1.R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14.285714285714">
                <text:p>714.2857142857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19.424460431655">
                <text:p>719.4244604316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66.666666666667">
                <text:p>666.6666666666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02.247191011236">
                <text:p>702.24719101123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4:Sheet1.A9 Sheet1.T4:Sheet1.T9" chart:data-source-has-labels="both" svg:x="0.32cm" svg:y="0.18cm" svg:width="11.45cm" svg:height="8.64cm">
          <chartooo:coordinate-region svg:x="1.603cm" svg:y="0.34cm" svg:width="9.887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T5:Sheet1.T9" chart:label-cell-address="Sheet1.T4:Sheet1.T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T4:Sheet1.T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0019">
                <text:p>0.0019</text:p>
                <draw:g>
                  <svg:desc>Sheet1.T5:Sheet1.T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1776">
                <text:p>0.00177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4:Sheet1.A9 Sheet1.U4:Sheet1.U9" chart:data-source-has-labels="both" svg:x="0.32cm" svg:y="0.18cm" svg:width="11.582cm" svg:height="8.64cm">
          <chartooo:coordinate-region svg:x="1.127cm" svg:y="0.34cm" svg:width="10.496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U5:Sheet1.U9" chart:label-cell-address="Sheet1.U4:Sheet1.U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U4:Sheet1.U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526.315789473684">
                <text:p>526.315789473684</text:p>
                <draw:g>
                  <svg:desc>Sheet1.U5:Sheet1.U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93.650793650794">
                <text:p>793.6507936507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24.63768115942">
                <text:p>724.6376811594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71.140939597315">
                <text:p>671.1409395973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63.063063063063">
                <text:p>563.0630630630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10:Sheet1.A15 Sheet1.E10:Sheet1.E15" chart:data-source-has-labels="both" svg:x="0.32cm" svg:y="0.18cm" svg:width="11.45cm" svg:height="8.64cm">
          <chartooo:coordinate-region svg:x="1.047cm" svg:y="0.341cm" svg:width="10.443cm" svg:height="7.911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11:Sheet1.E15" chart:label-cell-address="Sheet1.E10:Sheet1.E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0.0009">
                <text:p>0.0009</text:p>
                <draw:g>
                  <svg:desc>Sheet1.E11:Sheet1.E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934">
                <text:p>0.029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373">
                <text:p>0.043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3903">
                <text:p>0.539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6174">
                <text:p>0.21617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10:Sheet1.A15 Sheet1.F10:Sheet1.F15" chart:data-source-has-labels="both" svg:x="0.32cm" svg:y="0.18cm" svg:width="11.582cm" svg:height="8.64cm">
          <chartooo:coordinate-region svg:x="1.127cm" svg:y="0.34cm" svg:width="10.311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11:Sheet1.F15" chart:label-cell-address="Sheet1.F10:Sheet1.F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F10:Sheet1.F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1111.11111111111">
                <text:p>1111.11111111111</text:p>
                <draw:g>
                  <svg:desc>Sheet1.F11:Sheet1.F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.0831629175187">
                <text:p>34.08316291751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.8675966155957">
                <text:p>22.867596615595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85518431256145">
                <text:p>1.855184312561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62590320760128">
                <text:p>4.6259032076012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10:Sheet1.A15 Sheet1.H10:Sheet1.H15" chart:data-source-has-labels="both" svg:x="0.32cm" svg:y="0.18cm" svg:width="11.45cm" svg:height="8.64cm">
          <chartooo:coordinate-region svg:x="1.603cm" svg:y="0.34cm" svg:width="9.887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11:Sheet1.H15" chart:label-cell-address="Sheet1.H10:Sheet1.H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0.0006">
                <text:p>0.0006</text:p>
                <draw:g>
                  <svg:desc>Sheet1.H11:Sheet1.H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955">
                <text:p>0.00095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86">
                <text:p>0.0008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10:Sheet1.A15 Sheet1.I10:Sheet1.I15" chart:data-source-has-labels="both" svg:x="0.32cm" svg:y="0.18cm" svg:width="11.582cm" svg:height="8.64cm">
          <chartooo:coordinate-region svg:x="1.127cm" svg:y="0.34cm" svg:width="10.311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11:Sheet1.I15" chart:label-cell-address="Sheet1.I10:Sheet1.I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I10:Sheet1.I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1666.66666666667">
                <text:p>1666.66666666667</text:p>
                <draw:g>
                  <svg:desc>Sheet1.I11:Sheet1.I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82.05128205128">
                <text:p>1282.051282051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30.92783505155">
                <text:p>1030.927835051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47.12041884817">
                <text:p>1047.1204188481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62.79069767442">
                <text:p>1162.7906976744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10:Sheet1.A15 Sheet1.K10:Sheet1.K15" chart:data-source-has-labels="both" svg:x="0.32cm" svg:y="0.18cm" svg:width="11.45cm" svg:height="8.64cm">
          <chartooo:coordinate-region svg:x="1.603cm" svg:y="0.34cm" svg:width="9.887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11:Sheet1.K15" chart:label-cell-address="Sheet1.K10:Sheet1.K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K10:Sheet1.K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0.0008">
                <text:p>0.0008</text:p>
                <draw:g>
                  <svg:desc>Sheet1.K11:Sheet1.K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808">
                <text:p>0.00080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10:Sheet1.A15 Sheet1.L10:Sheet1.L15" chart:data-source-has-labels="both" svg:x="0.32cm" svg:y="0.18cm" svg:width="11.582cm" svg:height="8.64cm">
          <chartooo:coordinate-region svg:x="1.127cm" svg:y="0.34cm" svg:width="10.311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11:Sheet1.L15" chart:label-cell-address="Sheet1.L10:Sheet1.L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1250">
                <text:p>1250</text:p>
                <draw:g>
                  <svg:desc>Sheet1.L11:Sheet1.L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86.95652173913">
                <text:p>1086.956521739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33.33333333333">
                <text:p>1333.3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81.48148148148">
                <text:p>1481.481481481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37.62376237624">
                <text:p>1237.6237623762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10:Sheet1.A15 Sheet1.N10:Sheet1.N15" chart:data-source-has-labels="both" svg:x="0.32cm" svg:y="0.18cm" svg:width="11.45cm" svg:height="8.64cm">
          <chartooo:coordinate-region svg:x="1.603cm" svg:y="0.34cm" svg:width="9.887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11:Sheet1.N15" chart:label-cell-address="Sheet1.N10:Sheet1.N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N10:Sheet1.N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0.0006">
                <text:p>0.0006</text:p>
                <draw:g>
                  <svg:desc>Sheet1.N11:Sheet1.N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755">
                <text:p>0.00075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822">
                <text:p>0.00082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5:Sheet1.A9 Sheet1.F4:Sheet1.F9" chart:data-source-has-labels="both" svg:x="0.32cm" svg:y="0.18cm" svg:width="11.582cm" svg:height="8.64cm">
          <chartooo:coordinate-region svg:x="0.941cm" svg:y="0.34cm" svg:width="10.681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9" chart:label-cell-address="Sheet1.F4:Sheet1.F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9.66183574879227">
                <text:p>9.66183574879227</text:p>
                <draw:g>
                  <svg:desc>Sheet1.F5:Sheet1.F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9.8724082934609">
                <text:p>39.87240829346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.8832612723904">
                <text:p>30.88326127239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4593098676814">
                <text:p>3.45930986768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5763658163779">
                <text:p>4.57636581637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10:Sheet1.A15 Sheet1.O10:Sheet1.O15" chart:data-source-has-labels="both" svg:x="0.32cm" svg:y="0.18cm" svg:width="11.582cm" svg:height="8.64cm">
          <chartooo:coordinate-region svg:x="1.127cm" svg:y="0.34cm" svg:width="10.311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11:Sheet1.O15" chart:label-cell-address="Sheet1.O10:Sheet1.O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O10:Sheet1.O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1666.66666666667">
                <text:p>1666.66666666667</text:p>
                <draw:g>
                  <svg:desc>Sheet1.O11:Sheet1.O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28.57142857143">
                <text:p>1428.571428571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51.35135135135">
                <text:p>1351.3513513513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24.50331125828">
                <text:p>1324.503311258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16.54501216545">
                <text:p>1216.5450121654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10:Sheet1.A15 Sheet1.Q10:Sheet1.Q15" chart:data-source-has-labels="both" svg:x="0.32cm" svg:y="0.18cm" svg:width="11.45cm" svg:height="8.64cm">
          <chartooo:coordinate-region svg:x="1.603cm" svg:y="0.34cm" svg:width="9.887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11:Sheet1.Q15" chart:label-cell-address="Sheet1.Q10:Sheet1.Q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Q10:Sheet1.Q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0.0005">
                <text:p>0.0005</text:p>
                <draw:g>
                  <svg:desc>Sheet1.Q11:Sheet1.Q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685">
                <text:p>0.0006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766">
                <text:p>0.00076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10:Sheet1.A15 Sheet1.R10:Sheet1.R15" chart:data-source-has-labels="both" svg:x="0.32cm" svg:y="0.18cm" svg:width="11.582cm" svg:height="8.64cm">
          <chartooo:coordinate-region svg:x="1.312cm" svg:y="0.34cm" svg:width="10.31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R11:Sheet1.R15" chart:label-cell-address="Sheet1.R10:Sheet1.R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R10:Sheet1.R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2000">
                <text:p>2000</text:p>
                <draw:g>
                  <svg:desc>Sheet1.R11:Sheet1.R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66.66666666667">
                <text:p>1666.6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92.53731343284">
                <text:p>1492.537313432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59.85401459854">
                <text:p>1459.8540145985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05.48302872063">
                <text:p>1305.4830287206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Sheet1.A10:Sheet1.A15 Sheet1.T11:Sheet1.T15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10:Sheet1.A15 Sheet1.T10:Sheet1.T15" chart:data-source-has-labels="both" svg:x="0.32cm" svg:y="0.18cm" svg:width="11.45cm" svg:height="8.64cm">
          <chartooo:coordinate-region svg:x="1.603cm" svg:y="0.34cm" svg:width="9.887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T11:Sheet1.T15" chart:label-cell-address="Sheet1.T10:Sheet1.T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T10:Sheet1.T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0.001">
                <text:p>0.001</text:p>
                <draw:g>
                  <svg:desc>Sheet1.T11:Sheet1.T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756">
                <text:p>0.00075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10:Sheet1.A15 Sheet1.U10:Sheet1.U15" chart:data-source-has-labels="both" svg:x="0.32cm" svg:y="0.18cm" svg:width="11.582cm" svg:height="8.64cm">
          <chartooo:coordinate-region svg:x="1.127cm" svg:y="0.34cm" svg:width="10.311cm" svg:height="7.912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U11:Sheet1.U15" chart:label-cell-address="Sheet1.U10:Sheet1.U1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U10:Sheet1.U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1000">
                <text:p>1000</text:p>
                <draw:g>
                  <svg:desc>Sheet1.U11:Sheet1.U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82.05128205128">
                <text:p>1282.051282051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70.58823529412">
                <text:p>1470.5882352941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22.75132275132">
                <text:p>1322.7513227513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5:Sheet1.A9 Sheet1.H4:Sheet1.H9" chart:data-source-has-labels="both" svg:x="0.32cm" svg:y="0.18cm" svg:width="11.45cm" svg:height="8.64cm">
          <chartooo:coordinate-region svg:x="1.603cm" svg:y="0.34cm" svg:width="9.887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9" chart:label-cell-address="Sheet1.H4:Sheet1.H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0021">
                <text:p>0.0021</text:p>
                <draw:g>
                  <svg:desc>Sheet1.H5:Sheet1.H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1706">
                <text:p>0.001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5:Sheet1.A9 Sheet1.I4:Sheet1.I9" chart:data-source-has-labels="both" svg:x="0.32cm" svg:y="0.18cm" svg:width="11.582cm" svg:height="8.64cm">
          <chartooo:coordinate-region svg:x="1.127cm" svg:y="0.34cm" svg:width="10.496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5:Sheet1.I9" chart:label-cell-address="Sheet1.I4:Sheet1.I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476.190476190476">
                <text:p>476.190476190476</text:p>
                <draw:g>
                  <svg:desc>Sheet1.I5:Sheet1.I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04.225352112676">
                <text:p>704.2253521126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71.140939597315">
                <text:p>671.140939597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80.272108843537">
                <text:p>680.27210884353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86.166471277843">
                <text:p>586.1664712778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5:Sheet1.A9 Sheet1.K4:Sheet1.K9" chart:data-source-has-labels="both" svg:x="0.32cm" svg:y="0.18cm" svg:width="11.45cm" svg:height="8.64cm">
          <chartooo:coordinate-region svg:x="1.788cm" svg:y="0.34cm" svg:width="9.702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5:Sheet1.K9" chart:label-cell-address="Sheet1.K4:Sheet1.K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0013">
                <text:p>0.0013</text:p>
                <draw:g>
                  <svg:desc>Sheet1.K5:Sheet1.K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1524">
                <text:p>0.0015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5:Sheet1.A9 Sheet1.L4:Sheet1.L9" chart:data-source-has-labels="both" svg:x="0.32cm" svg:y="0.18cm" svg:width="11.582cm" svg:height="8.64cm">
          <chartooo:coordinate-region svg:x="1.127cm" svg:y="0.34cm" svg:width="10.496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5:Sheet1.L9" chart:label-cell-address="Sheet1.L4:Sheet1.L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769.230769230769">
                <text:p>769.230769230769</text:p>
                <draw:g>
                  <svg:desc>Sheet1.L5:Sheet1.L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5.675675675676">
                <text:p>675.6756756756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94.444444444444">
                <text:p>694.4444444444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99.300699300699">
                <text:p>699.3006993006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56.167979002625">
                <text:p>656.1679790026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5:Sheet1.A9 Sheet1.N4:Sheet1.N9" chart:data-source-has-labels="both" svg:x="0.32cm" svg:y="0.18cm" svg:width="11.45cm" svg:height="8.64cm">
          <chartooo:coordinate-region svg:x="1.603cm" svg:y="0.34cm" svg:width="9.887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5:Sheet1.N9" chart:label-cell-address="Sheet1.N4:Sheet1.N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N4:Sheet1.N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0015">
                <text:p>0.0015</text:p>
                <draw:g>
                  <svg:desc>Sheet1.N5:Sheet1.N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1786">
                <text:p>0.0017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4.24cm" style:legend-expansion="high" chart:style-name="ch2"/>
        <chart:plot-area chart:style-name="ch3" table:cell-range-address="Sheet1.A5:Sheet1.A9 Sheet1.O4:Sheet1.O9" chart:data-source-has-labels="both" svg:x="0.32cm" svg:y="0.18cm" svg:width="11.582cm" svg:height="8.64cm">
          <chartooo:coordinate-region svg:x="1.127cm" svg:y="0.34cm" svg:width="10.311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5:Sheet1.O9" chart:label-cell-address="Sheet1.O4:Sheet1.O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 / time(s)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666.666666666667">
                <text:p>666.666666666667</text:p>
                <draw:g>
                  <svg:desc>Sheet1.O5:Sheet1.O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62.068965517241">
                <text:p>862.0689655172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62.251655629139">
                <text:p>662.2516556291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7.894736842105">
                <text:p>657.8947368421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59.910414333707">
                <text:p>559.9104143337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4cm" style:legend-expansion="high" chart:style-name="ch2"/>
        <chart:plot-area chart:style-name="ch3" table:cell-range-address="Sheet1.A4:Sheet1.A9 Sheet1.Q4:Sheet1.Q9" chart:data-source-has-labels="both" svg:x="0.32cm" svg:y="0.18cm" svg:width="11.45cm" svg:height="8.64cm">
          <chartooo:coordinate-region svg:x="1.788cm" svg:y="0.341cm" svg:width="9.702cm" svg:height="7.912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5:Sheet1.Q9" chart:label-cell-address="Sheet1.Q4:Sheet1.Q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xec time(s)</text:p>
                <draw:g>
                  <svg:desc>Sheet1.Q4:Sheet1.Q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0015">
                <text:p>0.0015</text:p>
                <draw:g>
                  <svg:desc>Sheet1.Q5:Sheet1.Q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1424">
                <text:p>0.0014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